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f84"/>
    </style:style>
    <style:style style:name="P2" style:family="paragraph" style:parent-style-name="Text_20_body">
      <style:text-properties fo:font-size="36pt" officeooo:paragraph-rsid="00109f84" style:font-size-asian="36pt" style:font-size-complex="3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09f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Пуссен</text:span></text:p>
      <text:p text:style-name="P1"/>
      <text:p text:style-name="P1">Во второй половине 40-х Пуссен создал цикл "Семь таинств", в котором раскрыл глубокое философское значение христианских догм: "Пейзаж с апостолом Матфеем", "Пейзаж с апостолом Иоанном на острове Патмосе" (Чикаго, Институт искусств). </text:p>
      <text:p text:style-name="Text_20_body">Конец 40-х – начало 50-х – один из плодотворных периодов в творчестве Пуссена: он написал картины "Элиазар и Ревекка", "Пейзаж с Диогеном", "Пейзаж с большой дорогой", "Суд Соломона", "Экстаз св. Павла", "Аркадские пастухи", второй автопортрет. </text:p>
      <text:p text:style-name="Text_20_body">В последний период творчества (1650–1665) Пуссен все чаще обращался к пейзажу, герои его были связаны с литературными, мифологическими сюжетами: "Пейзаж с Полифемом" (<text:a xlink:type="simple" xlink:href="http://greekroman.ru/gallery/mus_pushkin.htm" office:target-frame-name="_blank" xlink:show="new">Москва, ГМИИ им. А.С. Пушкина</text:a>). Летом 1660 он создает серию пейзажей "Четыре времени года" с библейскими сценами, символизирующими историю мира и человечества: "Весна", "Лето", "Осень", "Зима". Пейзажи Пуссена многоплановы, чередование планов подчеркивалось полосами света и тени, иллюзия простора и глубины придавала им эпическую мощь и величие. Как и в исторических картинах, главные герои, как правило, расположены на переднем плане и воспринимаются как неотделимая часть пейзажа. Последнее, незавершенное полотно мастера – <text:span text:style-name="T1">"Аполлон и Дафна"</text:span> (1664)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enia </meta:initial-creator>
    <meta:creation-date>2013-12-10T16:37:20.306988214</meta:creation-date>
    <dc:date>2013-12-10T16:42:35.670219739</dc:date>
    <dc:creator>xenia </dc:creator>
    <meta:editing-duration>P0D</meta:editing-duration>
    <meta:editing-cycles>1</meta:editing-cycles>
    <meta:document-statistic meta:table-count="0" meta:image-count="0" meta:object-count="0" meta:page-count="1" meta:paragraph-count="4" meta:word-count="161" meta:character-count="1204" meta:non-whitespace-character-count="1042"/>
    <meta:generator>LibreOffice/4.1.2.3$Linux_x86 LibreOffice_project/410$Build-3</meta:generator>
  </office:meta>
</office:document-meta>
</file>